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pd1" office:value-type="string" calcext:value-type="string">
            <text:p>test</text:p>
          </table:table-cell>
          <table:table-cell table:style-name="pd1" office:value-type="string" calcext:value-type="string">
            <text:p>iter_0</text:p>
          </table:table-cell>
          <table:table-cell table:style-name="pd1" office:value-type="string" calcext:value-type="string">
            <text:p>iter_1</text:p>
          </table:table-cell>
          <table:table-cell table:style-name="pd1" office:value-type="string" calcext:value-type="string">
            <text:p>iter_2</text:p>
          </table:table-cell>
          <table:table-cell table:style-name="pd1" office:value-type="string" calcext:value-type="string">
            <text:p>iter_3</text:p>
          </table:table-cell>
          <table:table-cell table:style-name="pd1" office:value-type="string" calcext:value-type="string">
            <text:p>iter_4</text:p>
          </table:table-cell>
          <table:table-cell table:style-name="pd1" office:value-type="string" calcext:value-type="string">
            <text:p>iter_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table:number-columns-repeated="7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ROUND(AVERAGE([.B2:.B31]); 3)" office:value-type="float" office:value="9.967" calcext:value-type="float">
            <text:p>9,967</text:p>
          </table:table-cell>
          <table:table-cell table:formula="of:=ROUND(AVERAGE([.C2:.C31]); 3)" office:value-type="float" office:value="11.167" calcext:value-type="float">
            <text:p>11,167</text:p>
          </table:table-cell>
          <table:table-cell table:formula="of:=ROUND(AVERAGE([.D2:.D31]); 3)" office:value-type="float" office:value="12.133" calcext:value-type="float">
            <text:p>12,133</text:p>
          </table:table-cell>
          <table:table-cell table:formula="of:=ROUND(AVERAGE([.E2:.E31]); 3)" office:value-type="float" office:value="12.5" calcext:value-type="float">
            <text:p>12,5</text:p>
          </table:table-cell>
          <table:table-cell table:formula="of:=ROUND(AVERAGE([.F2:.F31]); 3)" office:value-type="float" office:value="12.6" calcext:value-type="float">
            <text:p>12,6</text:p>
          </table:table-cell>
          <table:table-cell table:formula="of:=ROUND(AVERAGE([.G2:.G31]); 3)" office:value-type="float" office:value="12.6" calcext:value-type="float">
            <text:p>12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7-03T11:26:05.252000000</dc:date>
    <meta:editing-duration>PT14S</meta:editing-duration>
    <meta:editing-cycles>1</meta:editing-cycles>
    <meta:document-statistic meta:table-count="1" meta:cell-count="224" meta:object-count="0"/>
  </office:meta>
</office:document-meta>
</file>